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ationImpl.getDocumentBui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cationImpl.getResourceType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ublicationImpl.getPath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Proxy( Document document , boolean isSsl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Area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sav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Proxy( String area , boolean isSsl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Instantia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Conten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setPathMapper( DefaultDocumentIdToPath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ContentDirectory(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Defaul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add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setDefaul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PublicationImpl( ServiceManager manager , DocumentFactory factory , PublicationConfigu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ationImpl.getBreadcrumb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SiteManag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Templ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WorkflowSchema( ResourceType resourc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blicationImpl.getContentURI(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Area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ationImpl.getModu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getContext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ublicationImpl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Impl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blicationImpl.remove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